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1693in" fo:break-before="auto" style:use-optimal-row-height="false"/>
    </style:style>
    <style:style style:name="ro3" style:family="table-row">
      <style:table-row-properties style:row-height="1.0839in" fo:break-before="auto" style:use-optimal-row-height="false"/>
    </style:style>
    <style:style style:name="ro4" style:family="table-row">
      <style:table-row-properties style:row-height="1.2835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2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2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2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2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2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2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2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2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2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2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2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2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2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2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2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2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2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2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2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2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2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2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2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2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2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2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2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2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2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2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2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2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2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2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2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2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2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2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2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2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2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2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2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2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2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2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2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2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2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2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2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2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2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2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2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2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2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2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2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2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2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2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2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2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2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2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2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2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2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2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2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2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2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2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2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2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2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2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2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2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2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2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2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2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2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2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2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2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2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2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2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2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2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2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2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2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2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2"/>
        </table:table-row>
        <table:table-row table:style-name="ro1">
          <table:table-cell office:value-type="float" office:value="796711" calcext:value-type="float">
            <text:p>7967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{ "dropped" : "containers", "ok" : 1 }</text:p>
            <text:p>&gt; db.stats()</text:p>
            <text:p>{</text:p>
            <text:p>"db" : "containers",</text:p>
            <text:p>"collections" : 4,</text:p>
            <text:p>"objects" : 20011,</text:p>
            <text:p>"avgObjSize" : 229898.77547348957,</text:p>
            <text:p>"dataSize" : 4600504396,</text:p>
            <text:p>"storageSize" : 4824662016,</text:p>
            <text:p>"numExtents" : 27,</text:p>
            <text:p>"indexes" : 4,</text:p>
            <text:p>"indexSize" : 1594320,</text:p>
            <text:p>"fileSize" : 8519680000,</text:p>
            <text:p>"nsSizeMB" : 16,</text:p>
            <text:p>"dataFileVersion" : {</text:p>
            <text:p>"major" : 4,</text:p>
            <text:p>"minor" : 5</text:p>
            <text:p>},</text:p>
            <text:p>"ok" : 1</text:p>
            <text:p>}</text:p>
            <text:p>&gt; use images</text:p>
            <text:p>switched to db images</text:p>
            <text:p>&gt; db.stats()</text:p>
            <text:p>{</text:p>
            <text:p>"db" : "images",</text:p>
            <text:p>"collections" : 3,</text:p>
            <text:p>"objects" : 1708,</text:p>
            <text:p>"avgObjSize" : 437.4192037470726,</text:p>
            <text:p>"dataSize" : 747112,</text:p>
            <text:p>"storageSize" : 1306624,</text:p>
            <text:p>"numExtents" : 6,</text:p>
            <text:p>"indexes" : 2,</text:p>
            <text:p>"indexSize" : 171696,</text:p>
            <text:p>"fileSize" : 201326592,</text:p>
            <text:p>"nsSizeMB" : 16,</text:p>
            <text:p>"dataFileVersion" : {</text:p>
            <text:p>"major" : 4,</text:p>
            <text:p>"minor" : 5</text:p>
            <text:p>},</text:p>
            <text:p>"ok" : 1</text:p>
            <text:p>}</text:p>
            <text:p>&gt; </text:p>
            <text:p/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/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b" : "containers",</text:p>
            <text:p>"collections" : 4,</text:p>
            <text:p>"objects" : 20011,</text:p>
            <text:p>"avgObjSize" : 229898.77547348957,</text:p>
            <text:p>"dataSize" : 4600504396,</text:p>
            <text:p>"storageSize" : 4824662016,</text:p>
            <text:p>"numExtents" : 27,</text:p>
            <text:p>"indexes" : 4,</text:p>
            <text:p>"indexSize" : 1594320,</text:p>
            <text:p>"fileSize" : 8519680000,</text:p>
            <text:p>"nsSizeMB" : 16,</text:p>
            <text:p>"dataFileVersion" : {</text:p>
            <text:p>"major" : 4,</text:p>
            <text:p>"minor" : 5</text:p>
            <text:p>},</text:p>
            <text:p>"ok" : 1</text:p>
            <text:p>}</text:p>
            <text:p>&gt; use images</text:p>
            <text:p>switched to db images</text:p>
            <text:p>&gt; db.stats()</text:p>
            <text:p>{</text:p>
            <text:p>"db" : "images",</text:p>
            <text:p>"collections" : 3,</text:p>
            <text:p>"objects" : 1708,</text:p>
            <text:p>"avgObjSize" : 437.4192037470726,</text:p>
            <text:p>"dataSize" : 747112,</text:p>
            <text:p>"storageSize" : 1306624,</text:p>
            <text:p>"numExtents" : 6,</text:p>
            <text:p>"indexes" : 2,</text:p>
            <text:p>"indexSize" : 171696,</text:p>
            <text:p>"fileSize" : 201326592,</text:p>
            <text:p>"nsSizeMB" : 16,</text:p>
            <text:p>"dataFileVersion" : {</text:p>
            <text:p>"major" : 4,</text:p>
            <text:p>"minor" : 5</text:p>
            <text:p>},</text:p>
            <text:p>"ok" : 1</text:p>
            <text:p>}</text:p>
            <text:p>&gt; 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8T11:05:50.974257898</dc:date>
    <meta:document-statistic meta:table-count="1" meta:cell-count="104" meta:object-count="0"/>
    <meta:generator>LibreOffice/4.2.7.2$Linux_X86_64 LibreOffice_project/420m0$Build-2</meta:generator>
  </office:meta>
</office:document-meta>
</file>